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9600000064183D72B8.png"/>
  <manifest:file-entry manifest:media-type="image/png" manifest:full-path="Pictures/10000000000001A90000021217F369A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09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06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8cm" draw:marker-start-width="0.08cm" draw:marker-end-width="0.08cm" draw:fill="none" draw:textarea-horizontal-align="center" draw:textarea-vertical-align="middle" fo:padding-top="0.138cm" fo:padding-bottom="0.138cm" fo:padding-left="0.263cm" fo:padding-right="0.263cm"/>
    </style:style>
    <style:style style:name="gr2" style:family="graphic" style:parent-style-name="objectwithoutfill">
      <style:graphic-properties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76cm" draw:marker-start-width="0.152cm" draw:marker-end-width="0.152cm" draw:fill="none" draw:textarea-horizontal-align="center" draw:textarea-vertical-align="middle" fo:padding-top="0.162cm" fo:padding-bottom="0.162cm" fo:padding-left="0.287cm" fo:padding-right="0.287cm"/>
    </style:style>
    <style:style style:name="gr5" style:family="graphic" style:parent-style-name="objectwithoutfill">
      <style:graphic-properties draw:stroke="dash" draw:stroke-dash="Ultrafine_20_Dashed"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76cm" draw:marker-start-width="0.178cm" draw:marker-end-width="0.178cm" draw:fill="none" draw:textarea-horizontal-align="center" draw:textarea-vertical-align="middle" fo:padding-top="0.162cm" fo:padding-bottom="0.162cm" fo:padding-left="0.287cm" fo:padding-right="0.28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line-height="90%" fo:text-align="start" style:punctuation-wrap="hanging" style:line-break="strict" style:writing-mode="lr-tb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T1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3.979cm" svg:y1="7.595cm" svg:x2="9.497cm" svg:y2="12.077cm">
          <text:p/>
        </draw:line>
        <draw:line draw:style-name="gr1" draw:text-style-name="P1" draw:layer="layout" svg:x1="13.952cm" svg:y1="16.559cm" svg:x2="9.47cm" svg:y2="12.077cm">
          <text:p/>
        </draw:line>
        <draw:line draw:style-name="gr1" draw:text-style-name="P1" draw:layer="layout" svg:x1="18.533cm" svg:y1="12.079cm" svg:x2="13.952cm" svg:y2="16.605cm">
          <text:p/>
        </draw:line>
        <draw:line draw:style-name="gr2" draw:text-style-name="P1" draw:layer="layout" svg:x1="18.461cm" svg:y1="12.077cm" svg:x2="13.979cm" svg:y2="7.595cm">
          <text:p/>
        </draw:line>
        <draw:frame presentation:style-name="pr1" draw:layer="layout" svg:width="25.199cm" svg:height="3.506cm" svg:x="1.402cm" svg:y="0.837cm" presentation:class="title" presentation:user-transformed="true">
          <draw:text-box>
            <text:p>Draw a Square</text:p>
          </draw:text-box>
        </draw:frame>
        <draw:frame presentation:style-name="pr2" draw:text-style-name="P3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text:style-name="P2"><text:span text:style-name="T1">2 dimensions</text:span></text:p>
              </text:list-item>
              <text:list-item>
                <text:p text:style-name="P2"><text:span text:style-name="T1">Are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4cm" svg:y="0.837cm" presentation:class="title" presentation:user-transformed="true">
          <draw:text-box>
            <text:p>Draw a Square</text:p>
          </draw:text-box>
        </draw:frame>
        <draw:line draw:style-name="gr4" draw:text-style-name="P1" draw:layer="layout" svg:x1="13.952cm" svg:y1="16.559cm" svg:x2="9.47cm" svg:y2="12.077cm">
          <text:p/>
        </draw:lin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line draw:style-name="gr4" draw:text-style-name="P1" draw:layer="layout" svg:x1="18.533cm" svg:y1="12.079cm" svg:x2="13.952cm" svg:y2="16.605cm">
          <text:p/>
        </draw:line>
        <draw:frame presentation:style-name="pr1" draw:layer="layout" svg:width="25.199cm" svg:height="3.506cm" svg:x="1.405cm" svg:y="0.837cm" presentation:class="title" presentation:user-transformed="true">
          <draw:text-box>
            <text:p>Draw a Square</text:p>
          </draw:text-box>
        </draw:frame>
        <draw:line draw:style-name="gr1" draw:text-style-name="P1" draw:layer="layout" svg:x1="13.952cm" svg:y1="16.559cm" svg:x2="9.47cm" svg:y2="12.077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line draw:style-name="gr1" draw:text-style-name="P1" draw:layer="layout" svg:x1="13.952cm" svg:y1="16.559cm" svg:x2="9.47cm" svg:y2="12.077cm">
          <text:p/>
        </draw:line>
        <draw:line draw:style-name="gr1" draw:text-style-name="P1" draw:layer="layout" svg:x1="18.533cm" svg:y1="12.079cm" svg:x2="13.952cm" svg:y2="16.605cm">
          <text:p/>
        </draw:line>
        <draw:line draw:style-name="gr4" draw:text-style-name="P1" draw:layer="layout" svg:x1="13.978cm" svg:y1="7.595cm" svg:x2="9.496cm" svg:y2="12.077cm">
          <text:p/>
        </draw:line>
        <draw:line draw:style-name="gr5" draw:text-style-name="P1" draw:layer="layout" svg:x1="14.732cm" svg:y1="6.862cm" svg:x2="8.311cm" svg:y2="13.284cm">
          <text:p/>
        </draw:line>
        <draw:line draw:style-name="gr5" draw:text-style-name="P1" draw:layer="layout" svg:x1="19.375cm" svg:y1="11.252cm" svg:x2="12.954cm" svg:y2="17.602cm">
          <text:p/>
        </draw:line>
        <draw:frame presentation:style-name="pr2" draw:text-style-name="P3" draw:layer="layout" svg:width="25.199cm" svg:height="13.859cm" svg:x="1.403cm" svg:y="4.915cm" presentation:class="outline" presentation:user-transformed="true">
          <draw:text-box>
            <text:p text:style-name="P2"><text:span text:style-name="T1">Opposite sides of a square are parallel to each other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line draw:style-name="gr1" draw:text-style-name="P1" draw:layer="layout" svg:x1="13.979cm" svg:y1="7.595cm" svg:x2="9.497cm" svg:y2="12.077cm">
          <text:p/>
        </draw:line>
        <draw:line draw:style-name="gr1" draw:text-style-name="P1" draw:layer="layout" svg:x1="13.952cm" svg:y1="16.559cm" svg:x2="9.47cm" svg:y2="12.077cm">
          <text:p/>
        </draw:line>
        <draw:line draw:style-name="gr1" draw:text-style-name="P1" draw:layer="layout" svg:x1="18.533cm" svg:y1="12.079cm" svg:x2="13.952cm" svg:y2="16.605cm">
          <text:p/>
        </draw:line>
        <draw:line draw:style-name="gr6" draw:text-style-name="P1" draw:layer="layout" svg:x1="18.46cm" svg:y1="12.077cm" svg:x2="13.978cm" svg:y2="7.595cm">
          <text:p/>
        </draw:line>
        <draw:line draw:style-name="gr5" draw:text-style-name="P1" draw:layer="layout" svg:x1="8.89cm" svg:y1="11.506cm" svg:x2="14.732cm" svg:y2="17.348cm">
          <text:p/>
        </draw:line>
        <draw:line draw:style-name="gr5" draw:text-style-name="P1" draw:layer="layout" svg:x1="13.308cm" svg:y1="6.934cm" svg:x2="19.15cm" svg:y2="12.776cm">
          <text:p/>
        </draw:line>
        <draw:frame presentation:style-name="pr2" draw:text-style-name="P3" draw:layer="layout" svg:width="25.199cm" svg:height="13.859cm" svg:x="1.404cm" svg:y="4.916cm" presentation:class="outline" presentation:user-transformed="true">
          <draw:text-box>
            <text:p text:style-name="P2"><text:span text:style-name="T1">Opposite sides of a square are parallel to each other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line draw:style-name="gr4" draw:text-style-name="P1" draw:layer="layout" svg:x1="13.978cm" svg:y1="7.595cm" svg:x2="9.496cm" svg:y2="12.077cm">
          <text:p/>
        </draw:line>
        <draw:line draw:style-name="gr4" draw:text-style-name="P1" draw:layer="layout" svg:x1="13.951cm" svg:y1="16.559cm" svg:x2="9.469cm" svg:y2="12.077cm">
          <text:p/>
        </draw:line>
        <draw:line draw:style-name="gr4" draw:text-style-name="P1" draw:layer="layout" svg:x1="18.532cm" svg:y1="12.079cm" svg:x2="13.951cm" svg:y2="16.605cm">
          <text:p/>
        </draw:line>
        <draw:line draw:style-name="gr6" draw:text-style-name="P1" draw:layer="layout" svg:x1="18.46cm" svg:y1="12.077cm" svg:x2="13.978cm" svg:y2="7.595cm">
          <text:p/>
        </draw:lin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Default_5f__7e_LT_7e_Gliederung_20_1" style:display-name="Default_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Default_5f__7e_LT_7e_Gliederung_20_2" style:display-name="Default_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5f__7e_LT_7e_Gliederung_20_3" style:display-name="Default_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5f__7e_LT_7e_Gliederung_20_4" style:display-name="Default_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5" style:display-name="Default_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6" style:display-name="Default_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7" style:display-name="Default_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8" style:display-name="Default_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9" style:display-name="Default_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Titel" style:display-name="Default_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5f__7e_LT_7e_Untertitel" style:display-name="Default_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5f__7e_LT_7e_Notizen" style:display-name="Default_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Hintergrundobjekte" style:display-name="Default_~LT~Hintergrundobjekte" style:family="graphic">
      <style:paragraph-properties style:text-autospace="none"/>
      <style:text-properties style:letter-kerning="true"/>
    </style:style>
    <style:style style:name="Default_5f__7e_LT_7e_Hintergrund" style:display-name="Default_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.019cm" svg:height="21.336cm" svg:x="-0.019cm" svg:y="0cm">
        <draw:image xlink:href="Pictures/10000000000001A90000021217F369A0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5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3.31cm" svg:height="2.207cm" svg:x="0.762cm" svg:y="17.959cm">
        <draw:image xlink:href="Pictures/100000000000009600000064183D72B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cy David</meta:initial-creator>
    <meta:creation-date>2019-07-31T11:45:55</meta:creation-date>
    <meta:editing-duration>PT3H35M37S</meta:editing-duration>
    <meta:editing-cycles>43</meta:editing-cycles>
    <dc:date>2019-08-19T20:54:14</dc:date>
    <dc:creator>Stacy David</dc:creator>
    <meta:generator>OpenOffice/4.1.3$Unix OpenOffice.org_project/413m1$Build-9783</meta:generator>
    <dc:title>Drawing cubes from 0 to 4.</dc:title>
    <meta:document-statistic meta:object-count="63"/>
  </office:meta>
</office:document-meta>
</file>